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officeooo:rsid="0012720d" officeooo:paragraph-rsid="0012720d"/>
    </style:style>
    <style:style style:name="P2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officeooo:rsid="0013cc1b" officeooo:paragraph-rsid="0013cc1b"/>
    </style:style>
    <style:style style:name="P3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officeooo:rsid="0016086b" officeooo:paragraph-rsid="0016086b"/>
    </style:style>
    <style:style style:name="P4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officeooo:rsid="0018c2c6" officeooo:paragraph-rsid="0018c2c6"/>
    </style:style>
    <style:style style:name="P5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officeooo:rsid="001aa47a" officeooo:paragraph-rsid="001aa47a"/>
    </style:style>
    <style:style style:name="P6" style:family="paragraph" style:parent-style-name="Standard">
      <style:paragraph-properties fo:text-align="center" style:justify-single-word="false"/>
      <style:text-properties style:font-name="Calibri" style:text-underline-style="none" officeooo:rsid="0013cc1b" officeooo:paragraph-rsid="0013cc1b"/>
    </style:style>
    <style:style style:name="P7" style:family="paragraph" style:parent-style-name="Standard">
      <style:paragraph-properties fo:text-align="start" style:justify-single-word="false"/>
      <style:text-properties style:font-name="Calibri" style:text-underline-style="none" officeooo:rsid="0013cc1b" officeooo:paragraph-rsid="0013cc1b"/>
    </style:style>
    <style:style style:name="P8" style:family="paragraph" style:parent-style-name="Standard">
      <style:paragraph-properties fo:text-align="center" style:justify-single-word="false"/>
      <style:text-properties style:font-name="Calibri" style:text-underline-style="none" officeooo:rsid="0016086b" officeooo:paragraph-rsid="0016086b"/>
    </style:style>
    <style:style style:name="P9" style:family="paragraph" style:parent-style-name="Standard">
      <style:paragraph-properties fo:text-align="start" style:justify-single-word="false"/>
      <style:text-properties style:font-name="Calibri" style:text-underline-style="none" officeooo:rsid="0016086b" officeooo:paragraph-rsid="0016086b"/>
    </style:style>
    <style:style style:name="P10" style:family="paragraph" style:parent-style-name="Standard">
      <style:paragraph-properties fo:text-align="start" style:justify-single-word="false"/>
      <style:text-properties style:font-name="Calibri" style:text-underline-style="none" officeooo:rsid="0018c2c6" officeooo:paragraph-rsid="0018c2c6"/>
    </style:style>
    <style:style style:name="P11" style:family="paragraph" style:parent-style-name="Standard">
      <style:paragraph-properties fo:text-align="start" style:justify-single-word="false"/>
      <style:text-properties style:font-name="Calibri" style:text-underline-style="none" officeooo:rsid="001aa47a" officeooo:paragraph-rsid="001aa47a"/>
    </style:style>
    <style:style style:name="P12" style:family="paragraph" style:parent-style-name="Standard" style:list-style-name="L1">
      <style:paragraph-properties fo:text-align="center" style:justify-single-word="false"/>
      <style:text-properties style:font-name="Calibri" style:text-underline-style="solid" style:text-underline-width="auto" style:text-underline-color="font-color" officeooo:rsid="0012720d" officeooo:paragraph-rsid="0012720d"/>
    </style:style>
    <style:style style:name="P13" style:family="paragraph" style:parent-style-name="Standard" style:list-style-name="L1">
      <style:text-properties style:font-name="Calibri" officeooo:rsid="0012720d" officeooo:paragraph-rsid="0012720d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Calibri" style:text-underline-style="none" officeooo:rsid="0012720d" officeooo:paragraph-rsid="0012720d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Calibri" style:text-underline-style="none" officeooo:rsid="0013cc1b" officeooo:paragraph-rsid="0013cc1b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Calibri" style:text-underline-style="none" officeooo:rsid="0016086b" officeooo:paragraph-rsid="0016086b"/>
    </style:style>
    <style:style style:name="P17" style:family="paragraph" style:parent-style-name="Standard" style:list-style-name="L5">
      <style:paragraph-properties fo:text-align="start" style:justify-single-word="false"/>
      <style:text-properties style:font-name="Calibri" style:text-underline-style="none" officeooo:rsid="0016086b" officeooo:paragraph-rsid="0016086b"/>
    </style:style>
    <style:style style:name="P18" style:family="paragraph" style:parent-style-name="Standard" style:list-style-name="L6">
      <style:paragraph-properties fo:text-align="start" style:justify-single-word="false"/>
      <style:text-properties style:font-name="Calibri" style:text-underline-style="none" officeooo:rsid="0018c2c6" officeooo:paragraph-rsid="0018c2c6"/>
    </style:style>
    <style:style style:name="P19" style:family="paragraph" style:parent-style-name="Standard" style:list-style-name="L7">
      <style:paragraph-properties fo:text-align="start" style:justify-single-word="false"/>
      <style:text-properties style:font-name="Calibri" style:text-underline-style="none" officeooo:rsid="0018c2c6" officeooo:paragraph-rsid="0018c2c6"/>
    </style:style>
    <style:style style:name="P20" style:family="paragraph" style:parent-style-name="Standard" style:list-style-name="L8">
      <style:paragraph-properties fo:text-align="start" style:justify-single-word="false"/>
      <style:text-properties style:font-name="Calibri" style:text-underline-style="none" officeooo:rsid="0018c2c6" officeooo:paragraph-rsid="0018c2c6"/>
    </style:style>
    <style:style style:name="P21" style:family="paragraph" style:parent-style-name="Standard" style:list-style-name="L9">
      <style:paragraph-properties fo:text-align="start" style:justify-single-word="false"/>
      <style:text-properties style:font-name="Calibri" style:text-underline-style="none" officeooo:rsid="0018c2c6" officeooo:paragraph-rsid="0018c2c6"/>
    </style:style>
    <style:style style:name="P22" style:family="paragraph" style:parent-style-name="Standard" style:list-style-name="L10">
      <style:paragraph-properties fo:text-align="start" style:justify-single-word="false"/>
      <style:text-properties style:font-name="Calibri" style:text-underline-style="none" officeooo:rsid="001aa47a" officeooo:paragraph-rsid="001aa47a"/>
    </style:style>
    <style:style style:name="P23" style:family="paragraph" style:parent-style-name="Standard" style:list-style-name="L11">
      <style:paragraph-properties fo:text-align="start" style:justify-single-word="false"/>
      <style:text-properties style:font-name="Calibri" style:text-underline-style="none" officeooo:rsid="001aa47a" officeooo:paragraph-rsid="001aa47a"/>
    </style:style>
    <style:style style:name="P24" style:family="paragraph" style:parent-style-name="Standard" style:list-style-name="L10">
      <style:paragraph-properties fo:text-align="start" style:justify-single-word="false"/>
      <style:text-properties style:font-name="Calibri" style:text-underline-style="none" officeooo:rsid="001aad13" officeooo:paragraph-rsid="001aad13"/>
    </style:style>
    <style:style style:name="P25" style:family="paragraph" style:parent-style-name="Standard" style:list-style-name="L11">
      <style:paragraph-properties fo:text-align="start" style:justify-single-word="false"/>
      <style:text-properties style:font-name="Calibri" style:text-underline-style="none" officeooo:rsid="001aad13" officeooo:paragraph-rsid="001aad13"/>
    </style:style>
    <style:style style:name="P26" style:family="paragraph" style:parent-style-name="Standard">
      <style:paragraph-properties fo:text-align="start" style:justify-single-word="false"/>
      <style:text-properties style:font-name="Calibri" style:text-underline-style="none" officeooo:rsid="001aad13" officeooo:paragraph-rsid="001aad13"/>
    </style:style>
    <style:style style:name="P27" style:family="paragraph" style:parent-style-name="Standard" style:list-style-name="L9">
      <style:paragraph-properties fo:text-align="start" style:justify-single-word="false"/>
      <style:text-properties officeooo:paragraph-rsid="001c16b1"/>
    </style:style>
    <style:style style:name="T1" style:family="text">
      <style:text-properties style:font-name="Calibri" style:text-underline-style="none" officeooo:rsid="001c16b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2">Face</text:p>
        </text:list-header>
        <text:list-item>
          <text:p text:style-name="P13">Eyebrow flash – eyebrows raise slightly for 1/5th of a second – great sign of professional, social or romantic interest.</text:p>
        </text:list-item>
        <text:list-item>
          <text:p text:style-name="P13">Authentic mirroring – displaying similar body language to other interactants – highly rapport building cue that signals a desire to connect with someone else.</text:p>
        </text:list-item>
        <text:list-item>
          <text:p text:style-name="P13">Mutual gazing – indicates interest or curiosity.</text:p>
        </text:list-item>
        <text:list-item>
          <text:p text:style-name="P13">Head tilt – head tilt on one side exposing the neck – sign of openness/attraction</text:p>
        </text:list-item>
        <text:list-item>
          <text:p text:style-name="P13">Open palms – sign of honesty and sincerity</text:p>
        </text:list-item>
        <text:list-item>
          <text:p text:style-name="P13">Crossed ankles – tighter the ankles are locked more anxiety or stress the person may be feeling.</text:p>
        </text:list-item>
        <text:list-item>
          <text:p text:style-name="P13">Hand clasping – acts as a self hug or a sign of insecurity </text:p>
          <text:list>
            <text:list-item>
              <text:p text:style-name="P13">Thumb sticking out – confidence</text:p>
            </text:list-item>
          </text:list>
        </text:list-item>
        <text:list-item>
          <text:p text:style-name="P13">Blading – chest not directly facing a person, torso turned away (boxing stance) – person fells defensive or threatened.</text:p>
        </text:list-item>
        <text:list-item>
          <text:p text:style-name="P13">Thumbs hidden – in pocket or hidden away from view – low self confidence, concern, insecurity or nervousness.</text:p>
        </text:list-item>
        <text:list-item>
          <text:p text:style-name="P13">Neck rubbing – rubbing side or back of neck – insecure or stressed</text:p>
        </text:list-item>
        <text:list-item>
          <text:p text:style-name="P13">Crossed arms – anger, anxiety or stress </text:p>
        </text:list-item>
        <text:list-item>
          <text:p text:style-name="P13">Hunched shoulders – defensive and vulnerable</text:p>
        </text:list-item>
        <text:list-item>
          <text:p text:style-name="P13">Rubbing eyes – frustrated, stressed or wanting someone to leave</text:p>
        </text:list-item>
        <text:list-item>
          <text:p text:style-name="P13">Fidgeting with objects – signals of boredom, anxiety or disappointment</text:p>
        </text:list-item>
      </text:list>
      <text:p text:style-name="P1"/>
      <text:p text:style-name="P1">Condescending body language</text:p>
      <text:list text:style-name="L2">
        <text:list-item>
          <text:p text:style-name="P14">People who put their chin in the air and look down their nose are typically felling superior</text:p>
        </text:list-item>
        <text:list-item>
          <text:p text:style-name="P14">Increasing volume on one word to call attention to the word and to imply that the listener is “slow” or needs help understanding</text:p>
        </text:list-item>
        <text:list-item>
          <text:p text:style-name="P14">Referring to ones self in third person.</text:p>
        </text:list-item>
        <text:list-item>
          <text:p text:style-name="P14">Slowing downs words (speed of speaking)</text:p>
        </text:list-item>
        <text:list-item>
          <text:p text:style-name="P14">Chin thrusts – also indicates anger</text:p>
        </text:list-item>
        <text:list-item>
          <text:p text:style-name="P14">First person emphasis</text:p>
        </text:list-item>
        <text:list-item>
          <text:p text:style-name="P14">Steepling – bring fingertips together and hold them in front of their body</text:p>
        </text:list-item>
        <text:list-item>
          <text:p text:style-name="P14">Eye rolling – disagreement or conflict</text:p>
        </text:list-item>
        <text:list-item>
          <text:p text:style-name="P14">Baby talk – using baby voice or treating like one</text:p>
          <text:p text:style-name="P14"/>
        </text:list-item>
      </text:list>
      <text:p text:style-name="P2">Aggression body language</text:p>
      <text:p text:style-name="P6"/>
      <text:list text:style-name="L3">
        <text:list-item>
          <text:p text:style-name="P15">Jaw thrust</text:p>
        </text:list-item>
        <text:list-item>
          <text:p text:style-name="P15">Nostril flaring</text:p>
        </text:list-item>
        <text:list-item>
          <text:p text:style-name="P15">Pursed lips</text:p>
        </text:list-item>
        <text:list-item>
          <text:p text:style-name="P15">Chest puff</text:p>
        </text:list-item>
        <text:list-item>
          <text:p text:style-name="P15">Pupil dilation</text:p>
        </text:list-item>
        <text:list-item>
          <text:p text:style-name="P15">Lowered eyebrows</text:p>
        </text:list-item>
        <text:list-item>
          <text:p text:style-name="P15">Teeth licking</text:p>
        </text:list-item>
        <text:list-item>
          <text:p text:style-name="P15">Blading</text:p>
        </text:list-item>
        <text:list-item>
          <text:p text:style-name="P15">Sneering</text:p>
        </text:list-item>
        <text:list-item>
          <text:p text:style-name="P15">Clenched fists</text:p>
        </text:list-item>
        <text:list-item>
          <text:p text:style-name="P15">Foot stomping</text:p>
        </text:list-item>
        <text:list-item>
          <text:p text:style-name="P15">Ocular orbital tension → (- _ - )</text:p>
        </text:list-item>
        <text:list-item>
          <text:p text:style-name="P15">Rattling</text:p>
        </text:list-item>
      </text:list>
      <text:p text:style-name="P7"/>
      <text:p text:style-name="P3"><text:soft-page-break/>Nose touching gestures</text:p>
      <text:p text:style-name="P8"/>
      <text:list text:style-name="L4">
        <text:list-item>
          <text:p text:style-name="P16">Touching nose – touching, rubbing or scratching – person is unconvinced, uncertain or feeling anxious.</text:p>
        </text:list-item>
      </text:list>
      <text:p text:style-name="P9"/>
      <text:p text:style-name="P3">Ear body language</text:p>
      <text:p text:style-name="P3"/>
      <text:list text:style-name="L5">
        <text:list-item>
          <text:p text:style-name="P17">Touching ear – anxiety or stress</text:p>
        </text:list-item>
        <text:list-item>
          <text:p text:style-name="P17">Tucking hair behind ear – attraction or interest</text:p>
        </text:list-item>
        <text:list-item>
          <text:p text:style-name="P17">Pulling earlobe – self soothing</text:p>
        </text:list-item>
      </text:list>
      <text:p text:style-name="P9"/>
      <text:p text:style-name="P4">Shoulder body language</text:p>
      <text:list text:style-name="L6">
        <text:list-item>
          <text:p text:style-name="P18">shoulders back – and head up straight – strong and confident </text:p>
        </text:list-item>
        <text:list-item>
          <text:p text:style-name="P18">shoulder raise – occurs with a genuine laughter</text:p>
        </text:list-item>
        <text:list-item>
          <text:p text:style-name="P18">quick shoulder shrug – positive feeling</text:p>
        </text:list-item>
        <text:list-item>
          <text:p text:style-name="P18">slow shoulder shrug – person doesn’t understand something</text:p>
        </text:list-item>
        <text:list-item>
          <text:p text:style-name="P18">shoulders turned away – disinterest</text:p>
        </text:list-item>
      </text:list>
      <text:p text:style-name="P10"/>
      <text:p text:style-name="P4">Hand gestures</text:p>
      <text:list text:style-name="L7">
        <text:list-item>
          <text:p text:style-name="P19">Hand gestures make people listen to you</text:p>
        </text:list-item>
        <text:list-item>
          <text:p text:style-name="P19">Limp wrist – display of submissiveness/weakness</text:p>
        </text:list-item>
        <text:list-item>
          <text:p text:style-name="P19">Hand seat – hand under the butt – closed off and shy</text:p>
        </text:list-item>
      </text:list>
      <text:p text:style-name="P10"/>
      <text:p text:style-name="P4">Neck body language</text:p>
      <text:list text:style-name="L8">
        <text:list-item>
          <text:p text:style-name="P20">Touching neck dimple – self soothe any nervous or anxious feelings</text:p>
        </text:list-item>
        <text:list-item>
          <text:p text:style-name="P20">Touching neck – sign of stress or anxiety</text:p>
        </text:list-item>
        <text:list-item>
          <text:p text:style-name="P20">Scratching neck – disagreement , disinterest or discomfort</text:p>
        </text:list-item>
        <text:list-item>
          <text:p text:style-name="P20">Neck stiffening – hyper-alertness or vigilance</text:p>
        </text:list-item>
        <text:list-item>
          <text:p text:style-name="P20">Playing with necklace/ neck pulling – stress</text:p>
        </text:list-item>
      </text:list>
      <text:p text:style-name="P10"/>
      <text:p text:style-name="P4">Arms body language</text:p>
      <text:list text:style-name="L9">
        <text:list-item>
          <text:p text:style-name="P21">one arm crossed—nervousness</text:p>
        </text:list-item>
        <text:list-item>
          <text:p text:style-name="P21">arm touching – insecurity, doubt, anxiety, stress or uncertainty</text:p>
        </text:list-item>
        <text:list-item>
          <text:p text:style-name="P21">dead arms – nervousness or anxiety</text:p>
        </text:list-item>
        <text:list-item>
          <text:p text:style-name="P27"><text:span text:style-name="T1">exposing armpits – </text:span>comfort and potentially romantic interest </text:p>
        </text:list-item>
      </text:list>
      <text:p text:style-name="P10"/>
      <text:p text:style-name="P5">Legs body language</text:p>
      <text:list text:style-name="L10">
        <text:list-item>
          <text:p text:style-name="P22">seated parallel legs – sign of attraction</text:p>
        </text:list-item>
        <text:list-item>
          <text:p text:style-name="P22">swinging – happy, care-free relaxed</text:p>
        </text:list-item>
        <text:list-item>
          <text:p text:style-name="P22">folded knees usual point towards the person of interest most of the time</text:p>
        </text:list-item>
        <text:list-item>
          <text:p text:style-name="P22">figure 4 – sitting position that looks like a 4 – most dominant sitting position</text:p>
        </text:list-item>
        <text:list-item>
          <text:p text:style-name="P22">hands between legs – insecurity or low confidence</text:p>
        </text:list-item>
        <text:list-item>
          <text:p text:style-name="P22">shaking legs – excess energy, nervousness or boredom</text:p>
        </text:list-item>
        <text:list-item>
          <text:p text:style-name="P24">when people cross their legs they tilt to the person the like the most</text:p>
        </text:list-item>
      </text:list>
      <text:p text:style-name="P11"/>
      <text:p text:style-name="P11"/>
      <text:p text:style-name="P5">Feet body language</text:p>
      <text:list xml:id="list1165668874" text:style-name="L11">
        <text:list-item>
          <text:p text:style-name="P23">To find out a person’s intentions, look at the direction of their feet.</text:p>
        </text:list-item>
        <text:list-item>
          <text:p text:style-name="P23">V sign – mutual interest</text:p>
        </text:list-item>
        <text:list-item>
          <text:p text:style-name="P23">A foot forward – signals great interest or attraction</text:p>
        </text:list-item>
        <text:list-item>
          <text:p text:style-name="P23"><text:soft-page-break/>Dangling shoe – excitement, playfulness or flirtation</text:p>
        </text:list-item>
        <text:list-item>
          <text:p text:style-name="P23">footsies – ultimate interest cue</text:p>
        </text:list-item>
        <text:list-item>
          <text:p text:style-name="P23">crossed feet – uncomfortable or defensive</text:p>
        </text:list-item>
        <text:list-item>
          <text:p text:style-name="P23">shuffling feet – hiding something or lack of confidence</text:p>
        </text:list-item>
        <text:list-item>
          <text:p text:style-name="P23">looking at shoes – anxious, nervous or submissive</text:p>
        </text:list-item>
        <text:list-item>
          <text:p text:style-name="P23">ankle lock/feet edging – nervous </text:p>
        </text:list-item>
        <text:list-item>
          <text:p text:style-name="P23">pigeon toes/inverted V – in japan-graceful – sudden movement – shy, insecure or anxiety</text:p>
        </text:list-item>
        <text:list-item>
          <text:p text:style-name="P23">bouncing feet – energetic or tensed</text:p>
        </text:list-item>
      </text:list>
      <text:p text:style-name="P26"/>
      <text:p text:style-name="P26"/>
      <text:list xml:id="list103852871984841" text:continue-numbering="true" text:style-name="L11">
        <text:list-item>
          <text:p text:style-name="P25">More space someone takes, more confident they a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6T19:55:42.138000000</meta:creation-date>
    <dc:date>2023-12-08T10:38:50.968000000</dc:date>
    <meta:editing-duration>PT4H13M45S</meta:editing-duration>
    <meta:editing-cycles>10</meta:editing-cycles>
    <meta:generator>LibreOffice/7.5.3.2$Windows_X86_64 LibreOffice_project/9f56dff12ba03b9acd7730a5a481eea045e468f3</meta:generator>
    <meta:document-statistic meta:table-count="0" meta:image-count="0" meta:object-count="0" meta:page-count="3" meta:paragraph-count="89" meta:word-count="685" meta:character-count="4126" meta:non-whitespace-character-count="3539"/>
  </office:meta>
</office:document-meta>
</file>